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58mm"/>
    </style:style>
    <style:style style:name="co2" style:family="table-column">
      <style:table-column-properties fo:break-before="auto" style:column-width="71.05mm"/>
    </style:style>
    <style:style style:name="co3" style:family="table-column">
      <style:table-column-properties fo:break-before="auto" style:column-width="70.22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38.08mm"/>
    </style:style>
    <style:style style:name="co6" style:family="table-column">
      <style:table-column-properties fo:break-before="auto" style:column-width="32.33mm"/>
    </style:style>
    <style:style style:name="co7" style:family="table-column">
      <style:table-column-properties fo:break-before="auto" style:column-width="43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9.85mm"/>
    </style:style>
    <style:style style:name="co11" style:family="table-column">
      <style:table-column-properties fo:break-before="auto" style:column-width="45.05mm"/>
    </style:style>
    <style:style style:name="co12" style:family="table-column">
      <style:table-column-properties fo:break-before="auto" style:column-width="24.59mm"/>
    </style:style>
    <style:style style:name="co13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9pt" fo:font-weight="normal" fo:font-style="normal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6.88mm" svg:height="108.11mm" svg:x="269.33mm" svg:y="130.33mm">
            <loext:p draw:notify-on-update-of-ranges="Sheet1.B30:Sheet1.B30 Sheet1.B31:Sheet1.B35 Sheet1.C30:Sheet1.C30 Sheet1.C31:Sheet1.C35 Sheet1.D30:Sheet1.D30 Sheet1.D31:Sheet1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8.22mm" svg:height="105.06mm" svg:x="509.92mm" svg:y="130.95mm">
            <loext:p draw:notify-on-update-of-ranges="Sheet1.B46:Sheet1.B46 Sheet1.B47:Sheet1.B51 Sheet1.C46:Sheet1.C46 Sheet1.C47:Sheet1.C51 Sheet1.D46:Sheet1.D46 Sheet1.D47:Sheet1.D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5.54mm" svg:height="115.67mm" svg:x="244.28mm" svg:y="286.81mm">
            <loext:p draw:notify-on-update-of-ranges="Sheet1.A65:Sheet1.A65 Sheet1.A66:Sheet1.A70 Sheet1.B65:Sheet1.B65 Sheet1.B66:Sheet1.B70 Sheet1.C65:Sheet1.C65 Sheet1.C66:Sheet1.C70 Sheet1.D65:Sheet1.D65 Sheet1.D66:Sheet1.D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9.08mm" svg:height="112.19mm" svg:x="476.68mm" svg:y="285.78mm">
            <loext:p draw:notify-on-update-of-ranges="Sheet1.B81:Sheet1.B81 Sheet1.B82:Sheet1.B86 Sheet1.C81:Sheet1.C81 Sheet1.C82:Sheet1.C86 Sheet1.D81:Sheet1.D81 Sheet1.D82:Sheet1.D8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0.12mm" svg:height="114.99mm" svg:x="250.49mm" svg:y="471.42mm">
            <loext:p draw:notify-on-update-of-ranges="Sheet1.B106:Sheet1.B106 Sheet1.B107:Sheet1.B111 Sheet1.C106:Sheet1.C106 Sheet1.C107:Sheet1.C111 Sheet1.D106:Sheet1.D106 Sheet1.D107:Sheet1.D1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22.71mm" svg:height="114.69mm" svg:x="506.53mm" svg:y="470.22mm">
            <loext:p draw:notify-on-update-of-ranges="Sheet1.B122:Sheet1.B122 Sheet1.B123:Sheet1.B127 Sheet1.C122:Sheet1.C122 Sheet1.C123:Sheet1.C127 Sheet1.D122:Sheet1.D122 Sheet1.D123:Sheet1.D1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6" table:default-cell-style-name="Default"/>
        <table:table-row table:style-name="ro1"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35</text:p>
          </table:table-cell>
          <table:table-cell table:style-name="ce1" table:number-columns-repeated="3"/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80</text:p>
          </table:table-cell>
          <table:table-cell table:style-name="ce1" table:number-columns-repeated="3"/>
          <table:table-cell table:style-name="ce1" office:value-type="string" calcext:value-type="string">
            <text:p>Solución INICIAL</text:p>
          </table:table-cell>
          <table:table-cell table:style-name="ce1" office:value-type="string" calcext:value-type="string">
            <text:p>Dificultad = 100</text:p>
          </table:table-cell>
          <table:table-cell table:style-name="ce1" table:number-columns-repeated="2"/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8" calcext:value-type="float">
            <text:p>0,00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" calcext:value-type="float">
            <text:p>0,00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7" calcext:value-type="float">
            <text:p>0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fácil (50)</text:p>
          </table:table-cell>
          <table:table-cell table:style-name="ce4" table:number-columns-repeated="3"/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medio (100)</text:p>
          </table:table-cell>
          <table:table-cell table:style-name="ce4" table:number-columns-repeated="3"/>
          <table:table-cell table:style-name="ce4" office:value-type="string" calcext:value-type="string">
            <text:p>Solución 2</text:p>
          </table:table-cell>
          <table:table-cell table:style-name="ce4" office:value-type="string" calcext:value-type="string">
            <text:p>Nivel difícil (200)</text:p>
          </table:table-cell>
          <table:table-cell table:style-name="ce4" table:number-columns-repeated="2"/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style-name="ce2"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(s)</text:p>
          </table:table-cell>
          <table:table-cell table:style-name="ce2" office:value-type="string" calcext:value-type="string">
            <text:p>Valor fitness</text:p>
          </table:table-cell>
          <table:table-cell table:style-name="ce2" office:value-type="string" calcext:value-type="string">
            <text:p>Iteración genético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7" calcext:value-type="float">
            <text:p>0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3" calcext:value-type="float">
            <text:p>0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21" calcext:value-type="float">
            <text:p>0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6" calcext:value-type="float">
            <text:p>0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4" calcext:value-type="float">
            <text:p>0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fácil (85)</text:p>
          </table:table-cell>
          <table:table-cell table:style-name="ce5" table:number-columns-repeated="3"/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medio (100)</text:p>
          </table:table-cell>
          <table:table-cell table:style-name="ce5" table:number-columns-repeated="3"/>
          <table:table-cell table:style-name="ce5" office:value-type="string" calcext:value-type="string">
            <text:p>Solución 3</text:p>
          </table:table-cell>
          <table:table-cell table:style-name="ce5" office:value-type="string" calcext:value-type="string">
            <text:p>Nivel difícil (<text:span text:style-name="T1">225</text:span>)</text:p>
          </table:table-cell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40"/>
        </table:table-row>
        <table:table-row table:style-name="ro1"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  <table:table-cell table:style-name="ce6"/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  <table:table-cell table:style-name="ce6"/>
          <table:table-cell table:style-name="ce6" office:value-type="string" calcext:value-type="string">
            <text:p>Ejecución</text:p>
          </table:table-cell>
          <table:table-cell table:style-name="ce6" office:value-type="string" calcext:value-type="string">
            <text:p>Tiempo de ejecución (s)</text:p>
          </table:table-cell>
          <table:table-cell table:style-name="ce6" office:value-type="string" calcext:value-type="string">
            <text:p>Valor fitness</text:p>
          </table:table-cell>
          <table:table-cell table:style-name="ce6" office:value-type="string" calcext:value-type="string">
            <text:p>Iteración genético</text:p>
          </table:table-cell>
          <table:table-cell table:number-columns-repeated="2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042" calcext:value-type="float">
            <text:p>0,042</text:p>
          </table:table-cell>
          <table:table-cell table:style-name="ce3" office:value-type="float" office:value="267" calcext:value-type="float">
            <text:p>26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146" calcext:value-type="float">
            <text:p>0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2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054" calcext:value-type="float">
            <text:p>0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3" calcext:value-type="float">
            <text:p>0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5" calcext:value-type="float">
            <text:p>0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474" calcext:value-type="float">
            <text:p>47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style-name="ce7" table:number-columns-repeated="40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Inicial 35</text:p>
          </table:table-cell>
          <table:table-cell office:value-type="string" calcext:value-type="string">
            <text:p>Inicial 80</text:p>
          </table:table-cell>
          <table:table-cell office:value-type="string" calcext:value-type="string">
            <text:p>Inicial 100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35 (s)</text:p>
          </table:table-cell>
          <table:table-cell table:style-name="ce2" office:value-type="string" calcext:value-type="string">
            <text:p>Tiempo de ejecución – Dificultad 80 (s)</text:p>
          </table:table-cell>
          <table:table-cell table:style-name="ce2" office:value-type="string" calcext:value-type="string">
            <text:p>Tiempo de ejecución – Dificultad 100 (s)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43" calcext:value-type="float">
            <text:p>0,043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8" calcext:value-type="float">
            <text:p>0,008</text:p>
          </table:table-cell>
          <table:table-cell table:style-name="ce3" office:value-type="float" office:value="0.016" calcext:value-type="float">
            <text:p>0,016</text:p>
          </table:table-cell>
          <table:table-cell table:style-name="ce3" office:value-type="float" office:value="0.041" calcext:value-type="float">
            <text:p>0,041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77" calcext:value-type="float">
            <text:p>0,077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09" calcext:value-type="float">
            <text:p>0,009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48" calcext:value-type="float">
            <text:p>0,048</text:p>
          </table:table-cell>
          <table:table-cell table:number-columns-repeated="36"/>
        </table:table-row>
        <table:table-row table:style-name="ro1" table:number-rows-repeated="10">
          <table:table-cell table:number-columns-repeated="4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35</text:p>
          </table:table-cell>
          <table:table-cell table:style-name="ce2" office:value-type="string" calcext:value-type="string">
            <text:p>Número de iteraciones – Dificultad 80</text:p>
          </table:table-cell>
          <table:table-cell table:style-name="ce2" office:value-type="string" calcext:value-type="string">
            <text:p>Número de iteraciones – Dificultad 100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36"/>
        </table:table-row>
        <table:table-row table:style-name="ro1" table:number-rows-repeated="12">
          <table:table-cell table:number-columns-repeated="40"/>
        </table:table-row>
        <table:table-row table:style-name="ro1">
          <table:table-cell/>
          <table:table-cell office:value-type="string" calcext:value-type="string">
            <text:p>Segunda Fácil</text:p>
          </table:table-cell>
          <table:table-cell office:value-type="string" calcext:value-type="string">
            <text:p>Segunda medio</text:p>
          </table:table-cell>
          <table:table-cell office:value-type="string" calcext:value-type="string">
            <text:p>Segunda difícil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fácil (s)</text:p>
          </table:table-cell>
          <table:table-cell table:style-name="ce2" office:value-type="string" calcext:value-type="string">
            <text:p>Tiempo de ejecución – Dificultad media (s)</text:p>
          </table:table-cell>
          <table:table-cell table:style-name="ce2" office:value-type="string" calcext:value-type="string">
            <text:p>Tiempo de ejecución – Dificultad difícil (s)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7" calcext:value-type="float">
            <text:p>0,027</text:p>
          </table:table-cell>
          <table:table-cell table:style-name="ce3" office:value-type="float" office:value="0.044" calcext:value-type="float">
            <text:p>0,044</text:p>
          </table:table-cell>
          <table:table-cell table:style-name="ce3" office:value-type="float" office:value="0.082" calcext:value-type="float">
            <text:p>0,082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013" calcext:value-type="float">
            <text:p>0,01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21" calcext:value-type="float">
            <text:p>0,021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.032" calcext:value-type="float">
            <text:p>0,032</text:p>
          </table:table-cell>
          <table:table-cell table:style-name="ce3" office:value-type="float" office:value="0.121" calcext:value-type="float">
            <text:p>0,121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0.026" calcext:value-type="float">
            <text:p>0,026</text:p>
          </table:table-cell>
          <table:table-cell table:style-name="ce3" office:value-type="float" office:value="0.064" calcext:value-type="float">
            <text:p>0,064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048" calcext:value-type="float">
            <text:p>0,048</text:p>
          </table:table-cell>
          <table:table-cell table:number-columns-repeated="36"/>
        </table:table-row>
        <table:table-row table:style-name="ro1" table:number-rows-repeated="10">
          <table:table-cell table:number-columns-repeated="4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fácil</text:p>
          </table:table-cell>
          <table:table-cell table:style-name="ce2" office:value-type="string" calcext:value-type="string">
            <text:p>Número de iteraciones – Dificultad media</text:p>
          </table:table-cell>
          <table:table-cell table:style-name="ce2" office:value-type="string" calcext:value-type="string">
            <text:p>Número de iteraciones – Dificultad difícil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6" calcext:value-type="float">
            <text:p>216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6" calcext:value-type="float">
            <text:p>256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36"/>
        </table:table-row>
        <table:table-row table:style-name="ro1" table:number-rows-repeated="18">
          <table:table-cell table:number-columns-repeated="40"/>
        </table:table-row>
        <table:table-row table:style-name="ro1">
          <table:table-cell/>
          <table:table-cell office:value-type="string" calcext:value-type="string">
            <text:p>Tercera Fácil</text:p>
          </table:table-cell>
          <table:table-cell office:value-type="string" calcext:value-type="string">
            <text:p>Tercera medio</text:p>
          </table:table-cell>
          <table:table-cell office:value-type="string" calcext:value-type="string">
            <text:p>Tercera difícil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de ejecución – Dificultad fácil (s)</text:p>
          </table:table-cell>
          <table:table-cell table:style-name="ce2" office:value-type="string" calcext:value-type="string">
            <text:p>Tiempo de ejecución – Dificultad media (s)</text:p>
          </table:table-cell>
          <table:table-cell table:style-name="ce2" office:value-type="string" calcext:value-type="string">
            <text:p>Tiempo de ejecución – Dificultad difícil (s)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109" calcext:value-type="float">
            <text:p>0,109</text:p>
          </table:table-cell>
          <table:table-cell table:style-name="ce3" office:value-type="float" office:value="0.069" calcext:value-type="float">
            <text:p>0,069</text:p>
          </table:table-cell>
          <table:table-cell table:style-name="ce3" office:value-type="float" office:value="0.044" calcext:value-type="float">
            <text:p>0,044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146" calcext:value-type="float">
            <text:p>0,146</text:p>
          </table:table-cell>
          <table:table-cell table:style-name="ce3" office:value-type="float" office:value="0.082" calcext:value-type="float">
            <text:p>0,082</text:p>
          </table:table-cell>
          <table:table-cell table:style-name="ce3" office:value-type="float" office:value="0.036" calcext:value-type="float">
            <text:p>0,036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.054" calcext:value-type="float">
            <text:p>0,054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083" calcext:value-type="float">
            <text:p>0,083</text:p>
          </table:table-cell>
          <table:table-cell table:style-name="ce3" office:value-type="float" office:value="0.015" calcext:value-type="float">
            <text:p>0,015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133" calcext:value-type="float">
            <text:p>0,133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11" calcext:value-type="float">
            <text:p>0,011</text:p>
          </table:table-cell>
          <table:table-cell table:number-columns-repeated="36"/>
        </table:table-row>
        <table:table-row table:style-name="ro1" table:number-rows-repeated="10">
          <table:table-cell table:number-columns-repeated="40"/>
        </table:table-row>
        <table:table-row table:style-name="ro1"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Número de iteraciones – Dificultad fácil</text:p>
          </table:table-cell>
          <table:table-cell table:style-name="ce2" office:value-type="string" calcext:value-type="string">
            <text:p>Número de iteraciones – Dificultad media</text:p>
          </table:table-cell>
          <table:table-cell table:style-name="ce2" office:value-type="string" calcext:value-type="string">
            <text:p>Número de iteraciones – Dificultad difícil</text:p>
          </table:table-cell>
          <table:table-cell table:number-columns-repeated="3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3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3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6"/>
        </table:table-row>
        <table:table-row table:style-name="ro1" table:number-rows-repeated="4">
          <table:table-cell table:number-columns-repeated="40"/>
        </table:table-row>
        <table:table-row table:style-name="ro1">
          <table:table-cell table:style-name="ce7" table:number-columns-repeated="36"/>
          <table:table-cell table:number-columns-repeated="4"/>
        </table:table-row>
        <table:table-row table:style-name="ro1">
          <table:table-cell office:value-type="string" calcext:value-type="string">
            <text:p>TABLAS</text:p>
          </table:table-cell>
          <table:table-cell table:number-columns-repeated="39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 table:number-columns-spanned="6" table:number-rows-spanned="1">
            <text:p>Tiempo de ejecución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2" table:number-rows-spanned="1">
            <text:p>Dificultad 35</text:p>
          </table:table-cell>
          <table:covered-table-cell/>
          <table:table-cell table:style-name="ce8" office:value-type="string" calcext:value-type="string" table:number-columns-spanned="2" table:number-rows-spanned="1">
            <text:p>Dificultad 80</text:p>
          </table:table-cell>
          <table:covered-table-cell/>
          <table:table-cell table:style-name="ce8" office:value-type="string" calcext:value-type="string" table:number-columns-spanned="2" table:number-rows-spanned="1">
            <text:p>Dificultad 100</text:p>
          </table:table-cell>
          <table:covered-table-cell/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31:.B35])" office:value-type="float" office:value="0.0088" calcext:value-type="float">
            <text:p>0,0088</text:p>
          </table:table-cell>
          <table:table-cell table:formula="of:=STDEV([.B31:.B35])" office:value-type="float" office:value="0.00192353840616713" calcext:value-type="float">
            <text:p>0,0019235384</text:p>
          </table:table-cell>
          <table:table-cell table:formula="of:=AVERAGE([.C31:.C35])" office:value-type="float" office:value="0.0202" calcext:value-type="float">
            <text:p>0,0202</text:p>
          </table:table-cell>
          <table:table-cell table:formula="of:=STDEV([.C31:.C35])" office:value-type="float" office:value="0.00828854631404084" calcext:value-type="float">
            <text:p>0,0082885463</text:p>
          </table:table-cell>
          <table:table-cell table:formula="of:=AVERAGE([.D31:.D35])" office:value-type="float" office:value="0.0518" calcext:value-type="float">
            <text:p>0,0518</text:p>
          </table:table-cell>
          <table:table-cell table:formula="of:=STDEV([.D31:.D35])" office:value-type="float" office:value="0.0145499140890934" calcext:value-type="float">
            <text:p>0,0145499141</text:p>
          </table:table-cell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 table:number-columns-spanned="6" table:number-rows-spanned="1">
            <text:p>Número de ejecuciones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2" table:number-rows-spanned="1">
            <text:p>Dificultad 35</text:p>
          </table:table-cell>
          <table:covered-table-cell/>
          <table:table-cell table:style-name="ce8" office:value-type="string" calcext:value-type="string" table:number-columns-spanned="2" table:number-rows-spanned="1">
            <text:p>Dificultad 80</text:p>
          </table:table-cell>
          <table:covered-table-cell/>
          <table:table-cell table:style-name="ce8" office:value-type="string" calcext:value-type="string" table:number-columns-spanned="2" table:number-rows-spanned="1">
            <text:p>Dificultad 100</text:p>
          </table:table-cell>
          <table:covered-table-cell/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47:.B51])" office:value-type="float" office:value="5" calcext:value-type="float">
            <text:p>5</text:p>
          </table:table-cell>
          <table:table-cell table:formula="of:=STDEV([.B47:.B51])" office:value-type="float" office:value="4.69041575982343" calcext:value-type="float">
            <text:p>4,6904157598</text:p>
          </table:table-cell>
          <table:table-cell table:formula="of:=AVERAGE([.C47:.C51])" office:value-type="float" office:value="27.2" calcext:value-type="float">
            <text:p>27,2</text:p>
          </table:table-cell>
          <table:table-cell table:formula="of:=STDEV([.C$1:.C$1048576])" office:value-type="float" office:value="49.0163859923649" calcext:value-type="float">
            <text:p>49,0163859924</text:p>
          </table:table-cell>
          <table:table-cell table:formula="of:=AVERAGE([.D47:.D51])" office:value-type="float" office:value="90.6" calcext:value-type="float">
            <text:p>90,6</text:p>
          </table:table-cell>
          <table:table-cell table:formula="of:=STDEV([.D47:.D51])" office:value-type="float" office:value="21.4778956138631" calcext:value-type="float">
            <text:p>21,4778956139</text:p>
          </table:table-cell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 table:style-name="ce1" office:value-type="string" calcext:value-type="string">
            <text:p>Segunda </text:p>
          </table:table-cell>
          <table:table-cell table:style-name="ce1"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6" table:number-rows-spanned="1">
            <text:p>Tiempo de ejecución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2" table:number-rows-spanned="1">
            <text:p>Dificultad Fácil</text:p>
          </table:table-cell>
          <table:covered-table-cell/>
          <table:table-cell table:style-name="ce3" office:value-type="string" calcext:value-type="string" table:number-columns-spanned="2" table:number-rows-spanned="1">
            <text:p>Dificultad media</text:p>
          </table:table-cell>
          <table:covered-table-cell/>
          <table:table-cell table:style-name="ce3" office:value-type="string" calcext:value-type="string" table:number-columns-spanned="2" table:number-rows-spanned="1">
            <text:p>Dificultad difícil</text:p>
          </table:table-cell>
          <table:covered-table-cell/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66:.B70])" office:value-type="float" office:value="0.027" calcext:value-type="float">
            <text:p>0,027</text:p>
          </table:table-cell>
          <table:table-cell table:formula="of:=STDEV([.B66:.B70])" office:value-type="float" office:value="0.00908295106229248" calcext:value-type="float">
            <text:p>0,0090829511</text:p>
          </table:table-cell>
          <table:table-cell table:formula="of:=AVERAGE([.C66:.C70])" office:value-type="float" office:value="0.0394" calcext:value-type="float">
            <text:p>0,0394</text:p>
          </table:table-cell>
          <table:table-cell table:formula="of:=STDEV([.C66:.C70])" office:value-type="float" office:value="0.0123207142650092" calcext:value-type="float">
            <text:p>0,0123207143</text:p>
          </table:table-cell>
          <table:table-cell table:formula="of:=AVERAGE([.D66:.D70])" office:value-type="float" office:value="0.0672" calcext:value-type="float">
            <text:p>0,0672</text:p>
          </table:table-cell>
          <table:table-cell table:formula="of:=STDEV([.D66:.D70])" office:value-type="float" office:value="0.0375059995200768" calcext:value-type="float">
            <text:p>0,0375059995</text:p>
          </table:table-cell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 table:number-columns-spanned="6" table:number-rows-spanned="1">
            <text:p>Número de ejecuciones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office:value-type="string" calcext:value-type="string">
            <text:p>Segunda Fácil</text:p>
          </table:table-cell>
          <table:table-cell/>
          <table:table-cell office:value-type="string" calcext:value-type="string">
            <text:p>Segunda medio</text:p>
          </table:table-cell>
          <table:table-cell/>
          <table:table-cell office:value-type="string" calcext:value-type="string">
            <text:p>Segunda difíci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82:.B86])" office:value-type="float" office:value="34.2" calcext:value-type="float">
            <text:p>34,2</text:p>
          </table:table-cell>
          <table:table-cell table:formula="of:=STDEV([.B82:.B86])" office:value-type="float" office:value="21.4056067421599" calcext:value-type="float">
            <text:p>21,4056067422</text:p>
          </table:table-cell>
          <table:table-cell table:formula="of:=AVERAGE([.C82:.C86])" office:value-type="float" office:value="52.2" calcext:value-type="float">
            <text:p>52,2</text:p>
          </table:table-cell>
          <table:table-cell table:formula="of:=STDEV([.C82:.C86])" office:value-type="float" office:value="42.5640693543275" calcext:value-type="float">
            <text:p>42,5640693543</text:p>
          </table:table-cell>
          <table:table-cell table:formula="of:=AVERAGE([.D82:.D86])" office:value-type="float" office:value="156.6" calcext:value-type="float">
            <text:p>156,6</text:p>
          </table:table-cell>
          <table:table-cell table:formula="of:=STDEV([.D82:.D86])" office:value-type="float" office:value="90.0683074116528" calcext:value-type="float">
            <text:p>90,0683074117</text:p>
          </table:table-cell>
          <table:table-cell table:number-columns-repeated="3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style-name="ce1" office:value-type="string" calcext:value-type="string">
            <text:p>Tercera</text:p>
          </table:table-cell>
          <table:table-cell table:style-name="ce1"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6" table:number-rows-spanned="1">
            <text:p>Tiempo de ejecución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2" table:number-rows-spanned="1">
            <text:p>Dificultad Fácil</text:p>
          </table:table-cell>
          <table:covered-table-cell/>
          <table:table-cell table:style-name="ce3" office:value-type="string" calcext:value-type="string" table:number-columns-spanned="2" table:number-rows-spanned="1">
            <text:p>Dificultad media</text:p>
          </table:table-cell>
          <table:covered-table-cell/>
          <table:table-cell table:style-name="ce3" office:value-type="string" calcext:value-type="string" table:number-columns-spanned="2" table:number-rows-spanned="1">
            <text:p>Dificultad difícil</text:p>
          </table:table-cell>
          <table:covered-table-cell/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107:.B111])" office:value-type="float" office:value="0.1324" calcext:value-type="float">
            <text:p>0,1324</text:p>
          </table:table-cell>
          <table:table-cell table:formula="of:=STDEV([.B107:.B111])" office:value-type="float" office:value="0.0302621876274667" calcext:value-type="float">
            <text:p>0,0302621876</text:p>
          </table:table-cell>
          <table:table-cell table:formula="of:=AVERAGE([.C107:.C111])" office:value-type="float" office:value="0.0628" calcext:value-type="float">
            <text:p>0,0628</text:p>
          </table:table-cell>
          <table:table-cell table:formula="of:=STDEV([.C107:.C111])" office:value-type="float" office:value="0.0216379296606676" calcext:value-type="float">
            <text:p>0,0216379297</text:p>
          </table:table-cell>
          <table:table-cell table:formula="of:=AVERAGE([.D107:.D111])" office:value-type="float" office:value="0.032" calcext:value-type="float">
            <text:p>0,032</text:p>
          </table:table-cell>
          <table:table-cell table:formula="of:=STDEV([.D107:.D111])" office:value-type="float" office:value="0.0185337529928506" calcext:value-type="float">
            <text:p>0,018533753</text:p>
          </table:table-cell>
          <table:table-cell table:number-columns-repeated="34"/>
        </table:table-row>
        <table:table-row table:style-name="ro1">
          <table:table-cell table:number-columns-repeated="40"/>
        </table:table-row>
        <table:table-row table:style-name="ro1">
          <table:table-cell table:style-name="ce8" office:value-type="string" calcext:value-type="string" table:number-columns-spanned="6" table:number-rows-spanned="1">
            <text:p>Número de ejecuciones</text:p>
          </table:table-cell>
          <table:covered-table-cell table:number-columns-repeated="5"/>
          <table:table-cell table:number-columns-repeated="34"/>
        </table:table-row>
        <table:table-row table:style-name="ro1">
          <table:table-cell table:style-name="ce8" office:value-type="string" calcext:value-type="string" table:number-columns-spanned="2" table:number-rows-spanned="1">
            <text:p>Dificultad Fácil</text:p>
          </table:table-cell>
          <table:covered-table-cell/>
          <table:table-cell table:style-name="ce3" office:value-type="string" calcext:value-type="string" table:number-columns-spanned="2" table:number-rows-spanned="1">
            <text:p>Dificultad media</text:p>
          </table:table-cell>
          <table:covered-table-cell/>
          <table:table-cell table:style-name="ce3" office:value-type="string" calcext:value-type="string" table:number-columns-spanned="2" table:number-rows-spanned="1">
            <text:p>Dificultad difícil</text:p>
          </table:table-cell>
          <table:covered-table-cell/>
          <table:table-cell table:number-columns-repeated="34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sviación típica</text:p>
          </table:table-cell>
          <table:table-cell table:number-columns-repeated="34"/>
        </table:table-row>
        <table:table-row table:style-name="ro1">
          <table:table-cell table:formula="of:=AVERAGE([.B123:.B127])" office:value-type="float" office:value="307.6" calcext:value-type="float">
            <text:p>307,6</text:p>
          </table:table-cell>
          <table:table-cell table:formula="of:=STDEV([.B123:.B127])" office:value-type="float" office:value="96.7641462526281" calcext:value-type="float">
            <text:p>96,7641462526</text:p>
          </table:table-cell>
          <table:table-cell table:formula="of:=AVERAGE([.C123:.C127])" office:value-type="float" office:value="124" calcext:value-type="float">
            <text:p>124</text:p>
          </table:table-cell>
          <table:table-cell table:formula="of:=STDEV([.C123:.C127])" office:value-type="float" office:value="82.7979468344475" calcext:value-type="float">
            <text:p>82,7979468344</text:p>
          </table:table-cell>
          <table:table-cell table:formula="of:=AVERAGE([.D123:.D127])" office:value-type="float" office:value="96.6" calcext:value-type="float">
            <text:p>96,6</text:p>
          </table:table-cell>
          <table:table-cell table:formula="of:=STDEV([.D123:.D127])" office:value-type="float" office:value="106.086285635797" calcext:value-type="float">
            <text:p>106,0862856358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2:36:09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7:40:12.504000000</meta:creation-date>
    <dc:date>2016-07-11T02:56:51.295000000</dc:date>
    <meta:editing-duration>PT15H52S</meta:editing-duration>
    <meta:editing-cycles>13</meta:editing-cycles>
    <meta:generator>LibreOffice/5.1.3.2$Windows_x86 LibreOffice_project/644e4637d1d8544fd9f56425bd6cec110e49301b</meta:generator>
    <meta:document-statistic meta:table-count="1" meta:cell-count="48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89cm" svg:height="10.812cm" xlink:href=".." xlink:type="simple" chart:class="chart:line" chart:style-name="ch1">
        <chart:title svg:x="8.806cm" svg:y="0.352cm" chart:style-name="ch2">
          <text:p>Solución inicial</text:p>
        </chart:title>
        <chart:subtitle svg:x="8.488cm" svg:y="1.347cm" chart:style-name="ch3">
          <text:p>Tiempo de ejecución</text:p>
        </chart:subtitle>
        <chart:legend chart:legend-position="end" svg:x="13.233cm" svg:y="4.609cm" style:legend-expansion="high" chart:style-name="ch4"/>
        <chart:plot-area chart:style-name="ch5" table:cell-range-address="Sheet1.B30:Sheet1.D35" chart:data-source-has-labels="row" svg:x="1.424cm" svg:y="2.246cm" svg:width="11.396cm" svg:height="7.369cm">
          <chartooo:coordinate-region svg:x="2.336cm" svg:y="2.445cm" svg:width="10.39cm" svg:height="6.523cm"/>
          <chart:axis chart:dimension="x" chart:name="primary-x" chart:style-name="ch6">
            <chart:title svg:x="6.35cm" svg:y="9.831cm" chart:style-name="ch7">
              <text:p>Ejecución</text:p>
            </chart:title>
          </chart:axis>
          <chart:axis chart:dimension="y" chart:name="primary-y" chart:style-name="ch6">
            <chart:title svg:x="0.451cm" svg:y="7.509cm" chart:style-name="ch8">
              <text:p>Tiempo de ejecución</text:p>
            </chart:title>
            <chart:grid chart:style-name="ch9" chart:class="major"/>
          </chart:axis>
          <chart:series chart:style-name="ch10" chart:values-cell-range-address="Sheet1.B31:Sheet1.B35" chart:label-cell-address="Sheet1.B30:Sheet1.B30" chart:class="chart:line">
            <chart:data-point chart:repeated="5"/>
          </chart:series>
          <chart:series chart:style-name="ch11" chart:values-cell-range-address="Sheet1.C31:Sheet1.C35" chart:label-cell-address="Sheet1.C30:Sheet1.C30" chart:class="chart:line">
            <chart:data-point chart:repeated="5"/>
          </chart:series>
          <chart:series chart:style-name="ch12" chart:values-cell-range-address="Sheet1.D31:Sheet1.D35" chart:label-cell-address="Sheet1.D30:Sheet1.D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– Dificultad 35 (s)</text:p>
                <draw:g>
                  <svg:desc>Sheet1.B30:Sheet1.B30</svg:desc>
                </draw:g>
              </table:table-cell>
              <table:table-cell office:value-type="string">
                <text:p>Tiempo de ejecución – Dificultad 80 (s)</text:p>
                <draw:g>
                  <svg:desc>Sheet1.C30:Sheet1.C30</svg:desc>
                </draw:g>
              </table:table-cell>
              <table:table-cell office:value-type="string">
                <text:p>Tiempo de ejecución – Dificultad 100 (s)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">
                <text:p>0.011</text:p>
                <draw:g>
                  <svg:desc>Sheet1.B31:Sheet1.B35</svg:desc>
                </draw:g>
              </table:table-cell>
              <table:table-cell office:value-type="float" office:value="0.025">
                <text:p>0.025</text:p>
                <draw:g>
                  <svg:desc>Sheet1.C31:Sheet1.C35</svg:desc>
                </draw:g>
              </table:table-cell>
              <table:table-cell office:value-type="float" office:value="0.043">
                <text:p>0.043</text:p>
                <draw:g>
                  <svg:desc>Sheet1.D31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32">
                <text:p>0.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0.016">
                <text:p>0.01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23cm" svg:height="10.507cm" xlink:href=".." xlink:type="simple" chart:class="chart:line" chart:style-name="ch1">
        <chart:title svg:x="8.873cm" svg:y="0.346cm" chart:style-name="ch2">
          <text:p>Solución inicial</text:p>
        </chart:title>
        <chart:subtitle svg:x="8.303cm" svg:y="1.335cm" chart:style-name="ch3">
          <text:p>Número de ejecuciones</text:p>
        </chart:subtitle>
        <chart:legend chart:legend-position="end" svg:x="13.579cm" svg:y="4.456cm" style:legend-expansion="high" chart:style-name="ch4"/>
        <chart:plot-area chart:style-name="ch5" table:cell-range-address="Sheet1.B46:Sheet1.D51" chart:data-source-has-labels="row" svg:x="1.427cm" svg:y="2.228cm" svg:width="11.736cm" svg:height="7.088cm">
          <chartooo:coordinate-region svg:x="2.048cm" svg:y="2.427cm" svg:width="10.835cm" svg:height="6.242cm"/>
          <chart:axis chart:dimension="x" chart:name="primary-x" chart:style-name="ch6">
            <chart:title svg:x="6.523cm" svg:y="9.526cm" chart:style-name="ch7">
              <text:p>Ejecución</text:p>
            </chart:title>
          </chart:axis>
          <chart:axis chart:dimension="y" chart:name="primary-y" chart:style-name="ch6">
            <chart:title svg:x="0.451cm" svg:y="7.576cm" chart:style-name="ch8">
              <text:p>Número de ejecuciones</text:p>
            </chart:title>
            <chart:grid chart:style-name="ch9" chart:class="major"/>
          </chart:axis>
          <chart:series chart:style-name="ch10" chart:values-cell-range-address="Sheet1.B47:Sheet1.B51" chart:label-cell-address="Sheet1.B46:Sheet1.B46" chart:class="chart:line">
            <chart:data-point chart:repeated="5"/>
          </chart:series>
          <chart:series chart:style-name="ch11" chart:values-cell-range-address="Sheet1.C47:Sheet1.C51" chart:label-cell-address="Sheet1.C46:Sheet1.C46" chart:class="chart:line">
            <chart:data-point chart:repeated="5"/>
          </chart:series>
          <chart:series chart:style-name="ch12" chart:values-cell-range-address="Sheet1.D47:Sheet1.D51" chart:label-cell-address="Sheet1.D46:Sheet1.D4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iteraciones – Dificultad 35</text:p>
                <draw:g>
                  <svg:desc>Sheet1.B46:Sheet1.B46</svg:desc>
                </draw:g>
              </table:table-cell>
              <table:table-cell office:value-type="string">
                <text:p>Número de iteraciones – Dificultad 80</text:p>
                <draw:g>
                  <svg:desc>Sheet1.C46:Sheet1.C46</svg:desc>
                </draw:g>
              </table:table-cell>
              <table:table-cell office:value-type="string">
                <text:p>Número de iteraciones – Dificultad 100</text:p>
                <draw:g>
                  <svg:desc>Sheet1.D46:Sheet1.D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47:Sheet1.B51</svg:desc>
                </draw:g>
              </table:table-cell>
              <table:table-cell office:value-type="float" office:value="27">
                <text:p>27</text:p>
                <draw:g>
                  <svg:desc>Sheet1.C47:Sheet1.C51</svg:desc>
                </draw:g>
              </table:table-cell>
              <table:table-cell office:value-type="float" office:value="89">
                <text:p>89</text:p>
                <draw:g>
                  <svg:desc>Sheet1.D47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55cm" svg:height="11.568cm" xlink:href=".." xlink:type="simple" chart:class="chart:line" chart:style-name="ch1">
        <chart:title svg:x="9.474cm" svg:y="0.367cm" chart:style-name="ch2">
          <text:p>Segunda solución</text:p>
        </chart:title>
        <chart:subtitle svg:x="9.421cm" svg:y="1.377cm" chart:style-name="ch3">
          <text:p>Tiempo de ejecución</text:p>
        </chart:subtitle>
        <chart:legend chart:legend-position="end" svg:x="14.729cm" svg:y="4.987cm" style:legend-expansion="high" chart:style-name="ch4"/>
        <chart:plot-area chart:style-name="ch5" table:cell-range-address="Sheet1.A65:Sheet1.D70" chart:data-source-has-labels="both" svg:x="1.462cm" svg:y="2.291cm" svg:width="12.816cm" svg:height="8.065cm">
          <chartooo:coordinate-region svg:x="2.374cm" svg:y="2.491cm" svg:width="11.811cm" svg:height="7.218cm"/>
          <chart:axis chart:dimension="x" chart:name="primary-x" chart:style-name="ch6" chartooo:axis-type="auto">
            <chartooo:date-scale/>
            <chart:title svg:x="7.098cm" svg:y="10.587cm" chart:style-name="ch7">
              <text:p>Ejecución</text:p>
            </chart:title>
            <chart:categories table:cell-range-address="Sheet1.A66:Sheet1.A70"/>
          </chart:axis>
          <chart:axis chart:dimension="y" chart:name="primary-y" chart:style-name="ch6">
            <chart:title svg:x="0.451cm" svg:y="7.902cm" chart:style-name="ch8">
              <text:p>Tiempo de ejecución</text:p>
            </chart:title>
            <chart:grid chart:style-name="ch9" chart:class="major"/>
          </chart:axis>
          <chart:series chart:style-name="ch10" chart:values-cell-range-address="Sheet1.B66:Sheet1.B70" chart:label-cell-address="Sheet1.B65:Sheet1.B65" chart:class="chart:line">
            <chart:data-point chart:repeated="5"/>
          </chart:series>
          <chart:series chart:style-name="ch11" chart:values-cell-range-address="Sheet1.C66:Sheet1.C70" chart:label-cell-address="Sheet1.C65:Sheet1.C65" chart:class="chart:line">
            <chart:data-point chart:repeated="5"/>
          </chart:series>
          <chart:series chart:style-name="ch12" chart:values-cell-range-address="Sheet1.D66:Sheet1.D70" chart:label-cell-address="Sheet1.D65:Sheet1.D6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– Dificultad fácil (s)</text:p>
                <draw:g>
                  <svg:desc>Sheet1.B65:Sheet1.B65</svg:desc>
                </draw:g>
              </table:table-cell>
              <table:table-cell office:value-type="string">
                <text:p>Tiempo de ejecución – Dificultad media (s)</text:p>
                <draw:g>
                  <svg:desc>Sheet1.C65:Sheet1.C65</svg:desc>
                </draw:g>
              </table:table-cell>
              <table:table-cell office:value-type="string">
                <text:p>Tiempo de ejecución – Dificultad difícil (s)</text:p>
                <draw:g>
                  <svg:desc>Sheet1.D65:Sheet1.D6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66:Sheet1.A70</svg:desc>
                </draw:g>
              </table:table-cell>
              <table:table-cell office:value-type="float" office:value="0.027">
                <text:p>0.027</text:p>
                <draw:g>
                  <svg:desc>Sheet1.B66:Sheet1.B70</svg:desc>
                </draw:g>
              </table:table-cell>
              <table:table-cell office:value-type="float" office:value="0.044">
                <text:p>0.044</text:p>
                <draw:g>
                  <svg:desc>Sheet1.C66:Sheet1.C70</svg:desc>
                </draw:g>
              </table:table-cell>
              <table:table-cell office:value-type="float" office:value="0.082">
                <text:p>0.082</text:p>
                <draw:g>
                  <svg:desc>Sheet1.D66:Sheet1.D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.037">
                <text:p>0.03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6">
                <text:p>0.036</text:p>
              </table:table-cell>
              <table:table-cell office:value-type="float" office:value="0.032">
                <text:p>0.03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4">
                <text:p>0.034</text:p>
              </table:table-cell>
              <table:table-cell office:value-type="float" office:value="0.026">
                <text:p>0.02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58">
                <text:p>0.058</text:p>
              </table:table-cell>
              <table:table-cell office:value-type="float" office:value="0.048">
                <text:p>0.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09cm" svg:height="11.22cm" xlink:href=".." xlink:type="simple" chart:class="chart:line" chart:style-name="ch1">
        <chart:title svg:x="8.651cm" svg:y="0.36cm" chart:style-name="ch2">
          <text:p>Segunda solución</text:p>
        </chart:title>
        <chart:subtitle svg:x="8.346cm" svg:y="1.363cm" chart:style-name="ch3">
          <text:p>Número de ejecuciones</text:p>
        </chart:subtitle>
        <chart:legend chart:legend-position="end" svg:x="13.295cm" svg:y="4.813cm" style:legend-expansion="high" chart:style-name="ch4"/>
        <chart:plot-area chart:style-name="ch5" table:cell-range-address="Sheet1.B81:Sheet1.D86" chart:data-source-has-labels="row" svg:x="1.429cm" svg:y="2.27cm" svg:width="11.448cm" svg:height="7.745cm">
          <chartooo:coordinate-region svg:x="2.236cm" svg:y="2.47cm" svg:width="10.547cm" svg:height="6.898cm"/>
          <chart:axis chart:dimension="x" chart:name="primary-x" chart:style-name="ch6">
            <chart:title svg:x="6.381cm" svg:y="10.239cm" chart:style-name="ch7">
              <text:p>Ejecución</text:p>
            </chart:title>
          </chart:axis>
          <chart:axis chart:dimension="y" chart:name="primary-y" chart:style-name="ch6">
            <chart:title svg:x="0.451cm" svg:y="7.946cm" chart:style-name="ch8">
              <text:p>Número de ejecuciones</text:p>
            </chart:title>
            <chart:grid chart:style-name="ch9" chart:class="major"/>
          </chart:axis>
          <chart:series chart:style-name="ch10" chart:values-cell-range-address="Sheet1.B82:Sheet1.B86" chart:label-cell-address="Sheet1.B81:Sheet1.B81" chart:class="chart:line">
            <chart:data-point chart:repeated="5"/>
          </chart:series>
          <chart:series chart:style-name="ch11" chart:values-cell-range-address="Sheet1.C82:Sheet1.C86" chart:label-cell-address="Sheet1.C81:Sheet1.C81" chart:class="chart:line">
            <chart:data-point chart:repeated="5"/>
          </chart:series>
          <chart:series chart:style-name="ch12" chart:values-cell-range-address="Sheet1.D82:Sheet1.D86" chart:label-cell-address="Sheet1.D81:Sheet1.D8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iteraciones – Dificultad fácil</text:p>
                <draw:g>
                  <svg:desc>Sheet1.B81:Sheet1.B81</svg:desc>
                </draw:g>
              </table:table-cell>
              <table:table-cell office:value-type="string">
                <text:p>Número de iteraciones – Dificultad media</text:p>
                <draw:g>
                  <svg:desc>Sheet1.C81:Sheet1.C81</svg:desc>
                </draw:g>
              </table:table-cell>
              <table:table-cell office:value-type="string">
                <text:p>Número de iteraciones – Dificultad difícil</text:p>
                <draw:g>
                  <svg:desc>Sheet1.D81:Sheet1.D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B82:Sheet1.B86</svg:desc>
                </draw:g>
              </table:table-cell>
              <table:table-cell office:value-type="float" office:value="87">
                <text:p>87</text:p>
                <draw:g>
                  <svg:desc>Sheet1.C82:Sheet1.C86</svg:desc>
                </draw:g>
              </table:table-cell>
              <table:table-cell office:value-type="float" office:value="169">
                <text:p>169</text:p>
                <draw:g>
                  <svg:desc>Sheet1.D82:Sheet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13cm" svg:height="11.5cm" xlink:href=".." xlink:type="simple" chart:class="chart:line" chart:style-name="ch1">
        <chart:title svg:x="9.743cm" svg:y="0.366cm" chart:style-name="ch2">
          <text:p>Tercera solución </text:p>
        </chart:title>
        <chart:subtitle svg:x="9.65cm" svg:y="1.375cm" chart:style-name="ch3">
          <text:p>Tiempo de ejecución</text:p>
        </chart:subtitle>
        <chart:legend chart:legend-position="end" svg:x="15.187cm" svg:y="4.953cm" style:legend-expansion="high" chart:style-name="ch4"/>
        <chart:plot-area chart:style-name="ch5" table:cell-range-address="Sheet1.B106:Sheet1.D111" chart:data-source-has-labels="row" svg:x="1.471cm" svg:y="2.288cm" svg:width="13.256cm" svg:height="8.001cm">
          <chartooo:coordinate-region svg:x="2.383cm" svg:y="2.488cm" svg:width="12.25cm" svg:height="7.154cm"/>
          <chart:axis chart:dimension="x" chart:name="primary-x" chart:style-name="ch6">
            <chart:title svg:x="7.327cm" svg:y="10.519cm" chart:style-name="ch7">
              <text:p>Ejecución</text:p>
            </chart:title>
          </chart:axis>
          <chart:axis chart:dimension="y" chart:name="primary-y" chart:style-name="ch6">
            <chart:title svg:x="0.451cm" svg:y="7.867cm" chart:style-name="ch8">
              <text:p>Tiempo de ejecución</text:p>
            </chart:title>
            <chart:grid chart:style-name="ch9" chart:class="major"/>
          </chart:axis>
          <chart:series chart:style-name="ch10" chart:values-cell-range-address="Sheet1.B107:Sheet1.B111" chart:label-cell-address="Sheet1.B106:Sheet1.B106" chart:class="chart:line">
            <chart:data-point chart:repeated="5"/>
          </chart:series>
          <chart:series chart:style-name="ch11" chart:values-cell-range-address="Sheet1.C107:Sheet1.C111" chart:label-cell-address="Sheet1.C106:Sheet1.C106" chart:class="chart:line">
            <chart:data-point chart:repeated="5"/>
          </chart:series>
          <chart:series chart:style-name="ch12" chart:values-cell-range-address="Sheet1.D107:Sheet1.D111" chart:label-cell-address="Sheet1.D106:Sheet1.D10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de ejecución – Dificultad fácil (s)</text:p>
                <draw:g>
                  <svg:desc>Sheet1.B106:Sheet1.B106</svg:desc>
                </draw:g>
              </table:table-cell>
              <table:table-cell office:value-type="string">
                <text:p>Tiempo de ejecución – Dificultad media (s)</text:p>
                <draw:g>
                  <svg:desc>Sheet1.C106:Sheet1.C106</svg:desc>
                </draw:g>
              </table:table-cell>
              <table:table-cell office:value-type="string">
                <text:p>Tiempo de ejecución – Dificultad difícil (s)</text:p>
                <draw:g>
                  <svg:desc>Sheet1.D106:Sheet1.D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9">
                <text:p>0.109</text:p>
                <draw:g>
                  <svg:desc>Sheet1.B107:Sheet1.B111</svg:desc>
                </draw:g>
              </table:table-cell>
              <table:table-cell office:value-type="float" office:value="0.069">
                <text:p>0.069</text:p>
                <draw:g>
                  <svg:desc>Sheet1.C107:Sheet1.C111</svg:desc>
                </draw:g>
              </table:table-cell>
              <table:table-cell office:value-type="float" office:value="0.044">
                <text:p>0.044</text:p>
                <draw:g>
                  <svg:desc>Sheet1.D107:Sheet1.D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6">
                <text:p>0.146</text:p>
              </table:table-cell>
              <table:table-cell office:value-type="float" office:value="0.082">
                <text:p>0.08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">
                <text:p>0.175</text:p>
              </table:table-cell>
              <table:table-cell office:value-type="float" office:value="0.043">
                <text:p>0.04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9">
                <text:p>0.099</text:p>
              </table:table-cell>
              <table:table-cell office:value-type="float" office:value="0.083">
                <text:p>0.0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3">
                <text:p>0.133</text:p>
              </table:table-cell>
              <table:table-cell office:value-type="float" office:value="0.037">
                <text:p>0.037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72cm" svg:height="11.47cm" xlink:href=".." xlink:type="simple" chart:class="chart:line" chart:style-name="ch1">
        <chart:title svg:x="9.439cm" svg:y="0.365cm" chart:style-name="ch2">
          <text:p>Tercera solución</text:p>
        </chart:title>
        <chart:subtitle svg:x="9.121cm" svg:y="1.373cm" chart:style-name="ch3">
          <text:p>Número de iteraciones</text:p>
        </chart:subtitle>
        <chart:legend chart:legend-position="end" svg:x="14.657cm" svg:y="4.938cm" style:legend-expansion="high" chart:style-name="ch4"/>
        <chart:plot-area chart:style-name="ch5" table:cell-range-address="Sheet1.B122:Sheet1.D127" chart:data-source-has-labels="row" svg:x="1.456cm" svg:y="2.285cm" svg:width="12.756cm" svg:height="7.975cm">
          <chartooo:coordinate-region svg:x="2.263cm" svg:y="2.484cm" svg:width="11.855cm" svg:height="7.129cm"/>
          <chart:axis chart:dimension="x" chart:name="primary-x" chart:style-name="ch6">
            <chart:title svg:x="7.062cm" svg:y="10.489cm" chart:style-name="ch7">
              <text:p>Ejecución</text:p>
            </chart:title>
          </chart:axis>
          <chart:axis chart:dimension="y" chart:name="primary-y" chart:style-name="ch6">
            <chart:title svg:x="0.451cm" svg:y="7.996cm" chart:style-name="ch8">
              <text:p>Número de iteraciones</text:p>
            </chart:title>
            <chart:grid chart:style-name="ch9" chart:class="major"/>
          </chart:axis>
          <chart:series chart:style-name="ch10" chart:values-cell-range-address="Sheet1.B123:Sheet1.B127" chart:label-cell-address="Sheet1.B122:Sheet1.B122" chart:class="chart:line">
            <chart:data-point chart:repeated="5"/>
          </chart:series>
          <chart:series chart:style-name="ch11" chart:values-cell-range-address="Sheet1.C123:Sheet1.C127" chart:label-cell-address="Sheet1.C122:Sheet1.C122" chart:class="chart:line">
            <chart:data-point chart:repeated="5"/>
          </chart:series>
          <chart:series chart:style-name="ch12" chart:values-cell-range-address="Sheet1.D123:Sheet1.D127" chart:label-cell-address="Sheet1.D122:Sheet1.D12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iteraciones – Dificultad fácil</text:p>
                <draw:g>
                  <svg:desc>Sheet1.B122:Sheet1.B122</svg:desc>
                </draw:g>
              </table:table-cell>
              <table:table-cell office:value-type="string">
                <text:p>Número de iteraciones – Dificultad media</text:p>
                <draw:g>
                  <svg:desc>Sheet1.C122:Sheet1.C122</svg:desc>
                </draw:g>
              </table:table-cell>
              <table:table-cell office:value-type="string">
                <text:p>Número de iteraciones – Dificultad difícil</text:p>
                <draw:g>
                  <svg:desc>Sheet1.D122:Sheet1.D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7">
                <text:p>267</text:p>
                <draw:g>
                  <svg:desc>Sheet1.B123:Sheet1.B127</svg:desc>
                </draw:g>
              </table:table-cell>
              <table:table-cell office:value-type="float" office:value="210">
                <text:p>210</text:p>
                <draw:g>
                  <svg:desc>Sheet1.C123:Sheet1.C127</svg:desc>
                </draw:g>
              </table:table-cell>
              <table:table-cell office:value-type="float" office:value="128">
                <text:p>128</text:p>
                <draw:g>
                  <svg:desc>Sheet1.D123:Sheet1.D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">
                <text:p>226</text:p>
              </table:table-cell>
              <table:table-cell office:value-type="float" office:value="116">
                <text:p>1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">
                <text:p>301</text:p>
              </table:table-cell>
              <table:table-cell office:value-type="float" office:value="51">
                <text:p>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207">
                <text:p>2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">
                <text:p>474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